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3.0311in" svg:height="2.5673in" svg:x="1.3657in" svg:y="3.4524in">
            <draw:object draw:notify-on-update-of-ranges="Sheet1.D6:Sheet1.D15 Sheet1.E6:Sheet1.E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string">
            <text:p>time/n</text:p>
          </table:table-cell>
          <table:table-cell office:value-type="string">
            <text:p>time/n/n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553">
            <text:p>1553</text:p>
          </table:table-cell>
          <table:table-cell table:formula="of:=[.C6]/[.B6]" office:value-type="float" office:value="1.553">
            <text:p>1.55</text:p>
          </table:table-cell>
          <table:table-cell table:formula="of:=[.C6]/[.B6]/[.B6]*7000" office:value-type="float" office:value="10.871">
            <text:p>10.87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6000">
            <text:p>6000</text:p>
          </table:table-cell>
          <table:table-cell table:formula="of:=[.C7]/[.B7]" office:value-type="float" office:value="3">
            <text:p>3</text:p>
          </table:table-cell>
          <table:table-cell table:formula="of:=[.C7]/[.B7]/[.B7]*7000" office:value-type="float" office:value="10.5">
            <text:p>10.5</text:p>
          </table:table-cell>
        </table:table-row>
        <table:table-row table:style-name="ro1">
          <table:table-cell/>
          <table:table-cell office:value-type="float" office:value="3000">
            <text:p>3000</text:p>
          </table:table-cell>
          <table:table-cell office:value-type="float" office:value="13700">
            <text:p>13700</text:p>
          </table:table-cell>
          <table:table-cell table:formula="of:=[.C8]/[.B8]" office:value-type="float" office:value="4.56666666666667">
            <text:p>4.57</text:p>
          </table:table-cell>
          <table:table-cell table:formula="of:=[.C8]/[.B8]/[.B8]*7000" office:value-type="float" office:value="10.6555555555556">
            <text:p>10.66</text:p>
          </table:table-cell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6401">
            <text:p>26401</text:p>
          </table:table-cell>
          <table:table-cell table:formula="of:=[.C9]/[.B9]" office:value-type="float" office:value="6.60025">
            <text:p>6.6</text:p>
          </table:table-cell>
          <table:table-cell table:formula="of:=[.C9]/[.B9]/[.B9]*7000" office:value-type="float" office:value="11.5504375">
            <text:p>11.55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37272">
            <text:p>37272</text:p>
          </table:table-cell>
          <table:table-cell table:formula="of:=[.C10]/[.B10]" office:value-type="float" office:value="7.4544">
            <text:p>7.45</text:p>
          </table:table-cell>
          <table:table-cell table:formula="of:=[.C10]/[.B10]/[.B10]*7000" office:value-type="float" office:value="10.43616">
            <text:p>10.44</text:p>
          </table:table-cell>
        </table:table-row>
        <table:table-row table:style-name="ro1">
          <table:table-cell/>
          <table:table-cell office:value-type="float" office:value="6000">
            <text:p>6000</text:p>
          </table:table-cell>
          <table:table-cell office:value-type="float" office:value="55908">
            <text:p>55908</text:p>
          </table:table-cell>
          <table:table-cell table:formula="of:=[.C11]/[.B11]" office:value-type="float" office:value="9.318">
            <text:p>9.32</text:p>
          </table:table-cell>
          <table:table-cell table:formula="of:=[.C11]/[.B11]/[.B11]*7000" office:value-type="float" office:value="10.871">
            <text:p>10.87</text:p>
          </table:table-cell>
        </table:table-row>
        <table:table-row table:style-name="ro1">
          <table:table-cell/>
          <table:table-cell office:value-type="float" office:value="7000">
            <text:p>7000</text:p>
          </table:table-cell>
          <table:table-cell office:value-type="float" office:value="76097">
            <text:p>76097</text:p>
          </table:table-cell>
          <table:table-cell table:formula="of:=[.C12]/[.B12]" office:value-type="float" office:value="10.871">
            <text:p>10.87</text:p>
          </table:table-cell>
          <table:table-cell table:formula="of:=[.C12]/[.B12]/[.B12]*7000" office:value-type="float" office:value="10.871">
            <text:p>10.87</text:p>
          </table:table-cell>
        </table:table-row>
        <table:table-row table:style-name="ro1">
          <table:table-cell/>
          <table:table-cell office:value-type="float" office:value="8000">
            <text:p>8000</text:p>
          </table:table-cell>
          <table:table-cell office:value-type="float" office:value="99392">
            <text:p>99392</text:p>
          </table:table-cell>
          <table:table-cell table:formula="of:=[.C13]/[.B13]" office:value-type="float" office:value="12.424">
            <text:p>12.42</text:p>
          </table:table-cell>
          <table:table-cell table:formula="of:=[.C13]/[.B13]/[.B13]*7000" office:value-type="float" office:value="10.871">
            <text:p>10.87</text:p>
          </table:table-cell>
        </table:table-row>
        <table:table-row table:style-name="ro1">
          <table:table-cell/>
          <table:table-cell office:value-type="float" office:value="9000">
            <text:p>9000</text:p>
          </table:table-cell>
          <table:table-cell office:value-type="float" office:value="127346">
            <text:p>127346</text:p>
          </table:table-cell>
          <table:table-cell table:formula="of:=[.C14]/[.B14]" office:value-type="float" office:value="14.1495555555556">
            <text:p>14.15</text:p>
          </table:table-cell>
          <table:table-cell table:formula="of:=[.C14]/[.B14]/[.B14]*7000" office:value-type="float" office:value="11.0052098765432">
            <text:p>11.01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156000">
            <text:p>156000</text:p>
          </table:table-cell>
          <table:table-cell table:formula="of:=[.C15]/[.B15]" office:value-type="float" office:value="15.6">
            <text:p>15.6</text:p>
          </table:table-cell>
          <table:table-cell table:formula="of:=[.C15]/[.B15]/[.B15]*7000" office:value-type="float" office:value="10.92">
            <text:p>10.9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12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nn Ziegler</meta:initial-creator>
    <meta:creation-date>2011-04-19T12:43:50</meta:creation-date>
    <dc:date>2011-04-19T12:55:58</dc:date>
    <dc:creator>Lynn Ziegler</dc:creator>
    <meta:editing-duration>PT00H05M28S</meta:editing-duration>
    <meta:editing-cycles>1</meta:editing-cycles>
    <meta:document-statistic meta:table-count="3" meta:cell-count="43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cm" svg:height="6.522cm" xlink:href=".." chart:class="chart:line" chart:style-name="ch1">
        <chart:legend chart:legend-position="end" svg:x="5.706cm" svg:y="2.792cm" chart:style-name="ch2"/>
        <chart:plot-area chart:style-name="ch3" table:cell-range-address="Sheet1.D6:Sheet1.E15" svg:x="0.154cm" svg:y="0.13cm" svg:width="5.398cm" svg:height="6.13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5" chart:class="chart:line">
            <chart:data-point chart:repeated="10"/>
          </chart:series>
          <chart:series chart:style-name="ch7" chart:values-cell-range-address="Sheet1.E6:Sheet1.E1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3">
                <text:p text:id="Sheet1.D6:Sheet1.D15">1.553</text:p>
              </table:table-cell>
              <table:table-cell office:value-type="float" office:value="10.871">
                <text:p text:id="Sheet1.E6:Sheet1.E15">10.8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10.6555555555556">
                <text:p>10.6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0025">
                <text:p>6.60025</text:p>
              </table:table-cell>
              <table:table-cell office:value-type="float" office:value="11.5504375">
                <text:p>11.550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544">
                <text:p>7.4544</text:p>
              </table:table-cell>
              <table:table-cell office:value-type="float" office:value="10.43616">
                <text:p>10.4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318">
                <text:p>9.318</text:p>
              </table:table-cell>
              <table:table-cell office:value-type="float" office:value="10.871">
                <text:p>10.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871">
                <text:p>10.871</text:p>
              </table:table-cell>
              <table:table-cell office:value-type="float" office:value="10.871">
                <text:p>10.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24">
                <text:p>12.424</text:p>
              </table:table-cell>
              <table:table-cell office:value-type="float" office:value="10.871">
                <text:p>10.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1495555555556">
                <text:p>14.1495555555556</text:p>
              </table:table-cell>
              <table:table-cell office:value-type="float" office:value="11.0052098765432">
                <text:p>11.0052098765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6">
                <text:p>15.6</text:p>
              </table:table-cell>
              <table:table-cell office:value-type="float" office:value="10.92">
                <text:p>10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